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40" calcext:value-type="float">
            <text:p>40</text:p>
          </table:table-cell>
          <table:table-cell table:style-name="ce2" table:formula="of:=SUM([.C3:.C150])" office:value-type="float" office:value="33.5" calcext:value-type="float">
            <text:p>33,5</text:p>
          </table:table-cell>
          <table:table-cell table:style-name="ce2" table:formula="of:=SUM([.B2:.C2])" office:value-type="float" office:value="73.5" calcext:value-type="float">
            <text:p>73,5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30" calcext:value-type="date">
            <text:p>2016-06-3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8: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2" calcext:value-type="date">
            <text:p>2016-07-0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9:.C2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6-07-27" calcext:value-type="date">
            <text:p>2016-07-2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UM([.B30:.C30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3mm" svg:height="89.94mm" svg:x="225.02mm" svg:y="16.08mm">
            <loext:p draw:notify-on-update-of-ranges="Reviews.B4:Reviews.E4 Reviews.A19:Reviews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3" table:default-cell-style-name="ce16"/>
        <table:table-column table:style-name="co1" table:default-cell-style-name="ce17"/>
        <table:table-column table:style-name="co4" table:default-cell-style-name="Default"/>
        <table:table-column table:style-name="co1" table:default-cell-style-name="ce19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20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21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-00-00</text:date>, <text:time style:data-style-name="N2" text:time-value="23:55:01.310488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7-27T23:55:17.122646365</dc:date>
    <meta:editing-duration>PT1H40M1S</meta:editing-duration>
    <meta:editing-cycles>47</meta:editing-cycles>
    <meta:generator>LibreOffice/5.0.6.2$Linux_X86_64 LibreOffice_project/00m0$Build-2</meta:generator>
    <meta:document-statistic meta:table-count="2" meta:cell-count="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bar" chart:style-name="ch1">
        <chart:legend svg:x="0cm" svg:y="0cm" style:legend-expansion="custom" chartooo:width="15.984cm" chartooo:height="8.995cm" style:legend-expansion-aspect-ratio="1.77698721511951" chart:style-name="ch2"/>
        <chart:plot-area chart:style-name="ch3" table:cell-range-address="Reviews.B4:Reviews.E4 Reviews.A19:Reviews.E19" chart:data-source-has-labels="row" svg:x="0.319cm" svg:y="0.179cm" svg:width="15.346cm" svg:height="8.637cm">
          <chartooo:coordinate-region svg:x="1.126cm" svg:y="0.378cm" svg:width="14.539cm" svg:height="7.791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A19:Reviews.E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Reviews.A19:Reviews.E19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